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table:style-name="ce1">
            <text:p>Stadt</text:p>
          </table:table-cell>
          <table:table-cell office:value-type="string" table:style-name="ce1">
            <text:p>Einrichtung/ Institut</text:p>
          </table:table-cell>
          <table:table-cell office:value-type="string" table:style-name="ce1">
            <text:p>Studiengang/ Modul</text:p>
          </table:table-cell>
          <table:table-cell office:value-type="string" table:style-name="ce1">
            <text:p>LV-typ/ Zielgruppe</text:p>
          </table:table-cell>
          <table:table-cell office:value-type="string" table:style-name="ce1">
            <text:p>Veranstaltung (Link)</text:p>
          </table:table-cell>
          <table:table-cell office:value-type="string" table:style-name="ce1">
            <text:p>Inhalte</text:p>
          </table:table-cell>
          <table:table-cell office:value-type="string" table:style-name="ce1">
            <text:p>Lehrende</text:p>
          </table:table-cell>
          <table:table-cell office:value-type="string" table:style-name="ce1">
            <text:p>Veranstaltungstyp</text:p>
          </table:table-cell>
          <table:table-cell office:value-type="string" table:style-name="ce1">
            <text:p>Zielgruppe</text:p>
          </table:table-cell>
          <table:table-cell office:value-type="string" table:style-name="ce1">
            <text:p>Semester</text:p>
          </table:table-cell>
        </table:table-row>
        <table:table-row table:style-name="ro1">
          <table:table-cell office:value-type="string" table:style-name="ce1">
            <text:p>Augsburg</text:p>
          </table:table-cell>
          <table:table-cell office:value-type="string" table:style-name="ce1">
            <text:p>Philologisch-Historische FakultätFachgebiet Klassische Archäologie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Nachbearbeitung des Akragas Projekts. Digitalisierungsprojekt der Ausgrabung in Agrigent</text:p>
          </table:table-cell>
          <table:table-cell office:value-type="string" table:style-name="ce1">
            <text:p>Datenbanken, Datenmanagement, Digitale Datenauswertung, Digitalisierung</text:p>
          </table:table-cell>
          <table:table-cell office:value-type="string" table:style-name="ce1">
            <text:p>Sojc, Natascha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Augsburg</text:p>
          </table:table-cell>
          <table:table-cell office:value-type="string" table:style-name="ce1">
            <text:p>Philologisch-Historische FakultätFachgebiet Klassische Archäologie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GIS for Archaeology</text:p>
          </table:table-cell>
          <table:table-cell office:value-type="string" table:style-name="ce1">
            <text:p>Spatial Analysis, Laserscanning, GIS, Datenmanagement, Bildbearbeitung</text:p>
          </table:table-cell>
          <table:table-cell office:value-type="string" table:style-name="ce1">
            <text:p>Bettineschi, Cinzi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Augsburg</text:p>
          </table:table-cell>
          <table:table-cell office:value-type="string" table:style-name="ce1">
            <text:p>Philologisch-Historische FakultätFachgebiet Klassische Archäologie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Nachbearbeitung des Akragas Projekts. Digitalisierungsprojekt der Ausgrabung in Agrigent</text:p>
          </table:table-cell>
          <table:table-cell office:value-type="string" table:style-name="ce1">
            <text:p>Archivierung, Metadaten, Datenbanken, Bildbearbeitung, Digitale Datenauswertung, Digitalisierung</text:p>
          </table:table-cell>
          <table:table-cell office:value-type="string" table:style-name="ce1">
            <text:p>Sojc, Natascha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Freie Universität BerlinInstitut für Altertumswissenschaften - Ägyptologie</text:p>
          </table:table-cell>
          <table:table-cell office:value-type="string" table:style-name="ce1">
            <text:p>MA Ägyptologie; Altertumswissenschaften</text:p>
          </table:table-cell>
          <table:table-cell office:value-type="string" table:style-name="ce1">
            <text:p>HauptseminarMA, Doktoranden/innen</text:p>
          </table:table-cell>
          <table:table-cell office:value-type="string" table:style-name="ce1">
            <text:p>Methoden der Ägyptologie: Python-Programmierung für altertumswissenschaftliche Textarbeit: Grundlagen</text:p>
          </table:table-cell>
          <table:table-cell office:value-type="string" table:style-name="ce1">
            <text:p>Textanalyse, Programmierung, Visualisierung, Digitale Datenauswertung, Dig. Methoden &amp; Theorien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Freie Universität BerlinWE 3 Altertumswissenschaften</text:p>
          </table:table-cell>
          <table:table-cell office:value-type="string" table:style-name="ce1">
            <text:p>Altertumswissenschaften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Zusätzliches Lehrangebot Altertumswissenschaften: Python-Programmierung für altertumswissenschaftliche Textarbeit: Praxis-Projekt</text:p>
          </table:table-cell>
          <table:table-cell office:value-type="string" table:style-name="ce1">
            <text:p>Textanalyse, Programmierung, Visualisierung, Digitale Datenauswertung, Dig. Methoden &amp; Theorien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erlin</text:p>
          </table:table-cell>
          <table:table-cell office:value-type="string" table:style-name="ce1">
            <text:p>Humboldt-Universität zu BerlinWinckelmann-Institut für Klassische Archäologie</text:p>
          </table:table-cell>
          <table:table-cell office:value-type="string" table:style-name="ce1">
            <text:p>BA Klassische Archäologie/ Text, Bild Medium
MA Klassische Archäologie/ Praktische Spezialisierung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SPQR – Wissenschaftliche Begleitung eines Computer-Games: 3D-Visualisierung</text:p>
          </table:table-cell>
          <table:table-cell office:value-type="string" table:style-name="ce1">
            <text:p>3D-Modellierung, Visualisierung, 3D</text:p>
          </table:table-cell>
          <table:table-cell office:value-type="string" table:style-name="ce1">
            <text:p>Mariaschk, Dirk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ern</text:p>
          </table:table-cell>
          <table:table-cell office:value-type="string" table:style-name="ce1">
            <text:p>Universität BernInstitut für Archäologische Wissenschaften</text:p>
          </table:table-cell>
          <table:table-cell office:value-type="string" table:style-name="ce1">
            <text:p>Prähistorische Archäologie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GIS in Archaeology</text:p>
          </table:table-cell>
          <table:table-cell office:value-type="string" table:style-name="ce1">
            <text:p>Spatial Analysis, GIS</text:p>
          </table:table-cell>
          <table:table-cell office:value-type="string" table:style-name="ce1">
            <text:p>Roe, Jo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Institut für Archäologische Wissenschaften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Methoden der Quantifikation: Statistik für Archäologen</text:p>
          </table:table-cell>
          <table:table-cell office:value-type="string" table:style-name="ce1">
            <text:p>Datenkuratierung, Statistik, Datenbanken</text:p>
          </table:table-cell>
          <table:table-cell office:value-type="string" table:style-name="ce1">
            <text:p>Barbora Weissová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Institut für 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Bilder, Text und Seiten digital gestalten</text:p>
          </table:table-cell>
          <table:table-cell office:value-type="string" table:style-name="ce1">
            <text:p>Software und Tools, Datenpräsentation, Bildbearbeitung</text:p>
          </table:table-cell>
          <table:table-cell office:value-type="string" table:style-name="ce1">
            <text:p>Clarissa Haubentha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Bochum</text:p>
          </table:table-cell>
          <table:table-cell office:value-type="string" table:style-name="ce1">
            <text:p>Ruhr-Universität BochumInstitut für 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Bilder, Text und Seiten digital editieren</text:p>
          </table:table-cell>
          <table:table-cell office:value-type="string" table:style-name="ce1">
            <text:p>Dig. Editieren, Datenpräsentation, Bildbearbeitung</text:p>
          </table:table-cell>
          <table:table-cell office:value-type="string" table:style-name="ce1">
            <text:p>Clarissa Haubentha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Darmstadt</text:p>
          </table:table-cell>
          <table:table-cell office:value-type="string" table:style-name="ce1">
            <text:p>TU DarmstadtFachgebiet Klassische Archäologie</text:p>
          </table:table-cell>
          <table:table-cell office:value-type="string" table:style-name="ce1">
            <text:p>Bachelor Architektur, Modul 0332 Historische Grundlagen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Haus und Hof &amp; Co: Bauaufnahme auf dem Land</text:p>
          </table:table-cell>
          <table:table-cell office:value-type="string" table:style-name="ce1">
            <text:p>3D-Modellierung, Photogrammetrie, Software und Tools, Laserscanning, Visualisierung, Datenmanagement, CAD, Bildbearbeitung, 3D Scan, Digitale Datenauswertung, Digitale Dokumentation, Dig. Methoden &amp; Theorien, Fotografie, Digitale Vermessung, 3D</text:p>
          </table:table-cell>
          <table:table-cell office:value-type="string" table:style-name="ce1">
            <text:p>Brünenberg, Clemen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Gießen</text:p>
          </table:table-cell>
          <table:table-cell office:value-type="string" table:style-name="ce1">
            <text:p>Justus-Liebig-Universität GiessenInstitut für Altertumswissenschaften / Klassische Archäologie</text:p>
          </table:table-cell>
          <table:table-cell office:value-type="string" table:style-name="ce1">
            <text:p>Kombinations-Bachelorstudiengänge "Klassische Archäologie" (Studienbeginn ab Wintersemester 2022/23)/Modul: Klassische Archäologie in der Anwendung
UND
Außerfachliche Kompetenzen (AfK) inklusive Schlüsselkompetenzen innerhalb der BA-Studiengänge des Fachbereichs 04/Modul: (AfK-Nr. 625) Geisteswissenschaften digital – digital geisteswissenschaftlich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Geisteswissenschaften digital gedacht</text:p>
          </table:table-cell>
          <table:table-cell office:value-type="string" table:style-name="ce1">
            <text:p>Textanalyse, Metadaten, Visualisierung, Datenbanken, Datenmanagement, Datenpräsentation, 3D Scan, Audio und Video, Auszeichnungssprachen, Digitale Datenauswertung, Dig. Methoden &amp; Theorien, Digital Humanities</text:p>
          </table:table-cell>
          <table:table-cell office:value-type="string" table:style-name="ce1">
            <text:p>Groh, Manuel, Thomas, Agn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(B.DH.03)
Master (M.DH.41)</text:p>
          </table:table-cell>
          <table:table-cell office:value-type="string" table:style-name="ce1">
            <text:p>VorlesungBA, MA, Sonstige</text:p>
          </table:table-cell>
          <table:table-cell office:value-type="string" table:style-name="ce1">
            <text:p>Bildverarbeitung und Computer Vision. Grundlagen der Programmierung in den Bildwissenschaften</text:p>
          </table:table-cell>
          <table:table-cell office:value-type="string" table:style-name="ce1">
            <text:p>Programmierung, Bildbearbeitung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(B.DH.11, B.DH.20, B.DH.33, B.DH.53)
Schlüsselkompetenzen (SK.DH.18)</text:p>
          </table:table-cell>
          <table:table-cell office:value-type="string" table:style-name="ce1">
            <text:p>ÜbungBA, Sonstige</text:p>
          </table:table-cell>
          <table:table-cell office:value-type="string" table:style-name="ce1">
            <text:p>Beschreibungsstandards zur Speicherung geisteswissenschaftlicher Daten</text:p>
          </table:table-cell>
          <table:table-cell office:value-type="string" table:style-name="ce1">
            <text:p>Datenkuratierung, Metadaten, Datenmanagement, Auszeichnungssprachen, Digitale Dokumentation, Digital Humanities</text:p>
          </table:table-cell>
          <table:table-cell office:value-type="string" table:style-name="ce1">
            <text:p>Kipke, Mart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(B.DH.18,  B.DH.19) 
Schlüsselkompetenzen (SK.DH.06, SK.DH.12)</text:p>
          </table:table-cell>
          <table:table-cell office:value-type="string" table:style-name="ce1">
            <text:p>ÜbungBA, Sonstige</text:p>
          </table:table-cell>
          <table:table-cell office:value-type="string" table:style-name="ce1">
            <text:p>Bildersets zusammenstellen und analysieren</text:p>
          </table:table-cell>
          <table:table-cell office:value-type="string" table:style-name="ce1">
            <text:p>Datenbanken, Datenmanagement, Digitale Datenauswertung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Institut für Digital Humanities</text:p>
          </table:table-cell>
          <table:table-cell office:value-type="string" table:style-name="ce1">
            <text:p>Bachelor (B.DH.18, B.DH.19, B.DH.20, B.DH.56)
Schlüsselkompetenzen (SK.DH.06)</text:p>
          </table:table-cell>
          <table:table-cell office:value-type="string" table:style-name="ce1">
            <text:p>SeminarBA, Sonstige</text:p>
          </table:table-cell>
          <table:table-cell office:value-type="string" table:style-name="ce1">
            <text:p>Datenarchive, Big Data und menschliches Fachwissen</text:p>
          </table:table-cell>
          <table:table-cell office:value-type="string" table:style-name="ce1">
            <text:p>Metadaten, Datenbanken, Datenmanagement, Digitale Datenauswertung, Dig. Methoden &amp; Theorien, Digital Humanities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alle</text:p>
          </table:table-cell>
          <table:table-cell office:value-type="string" table:style-name="ce1">
            <text:p>Martin-Luther-UniversitätInstiut für Informatik</text:p>
          </table:table-cell>
          <table:table-cell office:value-type="string" table:style-name="ce1">
            <text:p>MA Informatik</text:p>
          </table:table-cell>
          <table:table-cell office:value-type="string" table:style-name="ce1">
            <text:p>VorlesungMA</text:p>
          </table:table-cell>
          <table:table-cell office:value-type="string" table:style-name="ce1">
            <text:p>Informatik in den Geistes- und Kulturwissenschaften</text:p>
          </table:table-cell>
          <table:table-cell office:value-type="string" table:style-name="ce1">
            <text:p>Statistik, Digitale Datenauswertung, Digital Humanities</text:p>
          </table:table-cell>
          <table:table-cell office:value-type="string" table:style-name="ce1">
            <text:p>Linsel, Florian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alle</text:p>
          </table:table-cell>
          <table:table-cell office:value-type="string" table:style-name="ce1">
            <text:p>Martin-Luther-Universität Halle-WittenbergInstiut für Informatik</text:p>
          </table:table-cell>
          <table:table-cell office:value-type="string" table:style-name="ce1">
            <text:p>Allgemeine Schlüsselqualifikationen</text:p>
          </table:table-cell>
          <table:table-cell office:value-type="string" table:style-name="ce1">
            <text:p>VorlesungBA, MA</text:p>
          </table:table-cell>
          <table:table-cell office:value-type="string" table:style-name="ce1">
            <text:p>3D-Erfassung archäologischer Objekte in den eHumanities</text:p>
          </table:table-cell>
          <table:table-cell office:value-type="string" table:style-name="ce1">
            <text:p>Online-Ressourcen, 3D Scan, Digitale Dokumentation, Digital Humanities, 3D</text:p>
          </table:table-cell>
          <table:table-cell office:value-type="string" table:style-name="ce1">
            <text:p>Mara, Hubert, Arnhold, Simone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amburg</text:p>
          </table:table-cell>
          <table:table-cell office:value-type="string" table:style-name="ce1">
            <text:p>Universität HamburgInstitut für Klassische Archäologie</text:p>
          </table:table-cell>
          <table:table-cell office:value-type="string" table:style-name="ce1">
            <text:p>BA eminar - Ü, NF-Ü, V, NF-V, WB1-WB KULTU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Digitale Auswertung von Survey- und Prospektionsdaten</text:p>
          </table:table-cell>
          <table:table-cell office:value-type="string" table:style-name="ce1">
            <text:p>Archivierung, Datenkuratierung, Dig. Editieren, Photogrammetrie, Software und Tools, Metadaten, Visualisierung, Zeichnen, GIS, Geophysik, Datenbanken, Datenmanagement, Datenpräsentation, CAD, Bildbearbeitung, Digitale Datenauswertung, Digitale Dokumentation, Dig. Methoden &amp; Theorien, EDV, Digitalisierung, Digital Humanities</text:p>
          </table:table-cell>
          <table:table-cell office:value-type="string" table:style-name="ce1">
            <text:p>Nikola Babucic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Institut für Klassische Archäologie</text:p>
          </table:table-cell>
          <table:table-cell office:value-type="string" table:style-name="ce1">
            <text:p>PM2/ÜK (BA) und A3/A9 (MA)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3D-Computerrekonstruktion</text:p>
          </table:table-cell>
          <table:table-cell office:value-type="string" table:style-name="ce1">
            <text:p/>
          </table:table-cell>
          <table:table-cell office:value-type="string" table:style-name="ce1">
            <text:p>Dr. Jürgen Süß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Zentrum für AltertumswissenschaftenInstitut für Klassische Archäologie</text:p>
          </table:table-cell>
          <table:table-cell office:value-type="string" table:style-name="ce1">
            <text:p>BA (PO20141): PM2/ÜK, MA (PO20161): A3/A9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3D-Computerrekonstruktion</text:p>
          </table:table-cell>
          <table:table-cell office:value-type="string" table:style-name="ce1">
            <text:p>3D-Modellierung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Heidelberg</text:p>
          </table:table-cell>
          <table:table-cell office:value-type="string" table:style-name="ce1">
            <text:p>Zentrum für AltertumswissenschaftenInstitut für Klassische Archäologie</text:p>
          </table:table-cell>
          <table:table-cell office:value-type="string" table:style-name="ce1">
            <text:p>BA (PO20141): PM2/ÜK, MA (PO20161): A3/A9</text:p>
          </table:table-cell>
          <table:table-cell office:value-type="string" table:style-name="ce1">
            <text:p>ÜbungBA, MA</text:p>
          </table:table-cell>
          <table:table-cell office:value-type="string" table:style-name="ce1">
            <text:p>Digitales Zeichnen</text:p>
          </table:table-cell>
          <table:table-cell office:value-type="string" table:style-name="ce1">
            <text:p>Zeichnen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Jena</text:p>
          </table:table-cell>
          <table:table-cell office:value-type="string" table:style-name="ce1">
            <text:p>Friedrich-Schiller-Universität JenaSeminar für Ur- und Frühgeschichtliche Archäologie</text:p>
          </table:table-cell>
          <table:table-cell office:value-type="string" table:style-name="ce1">
            <text:p>Archäologie der Ur- und Frühgeschichte B.A. KF/EF; Archäologie der Ur- und Frühgeschichte M.A.</text:p>
          </table:table-cell>
          <table:table-cell office:value-type="string" table:style-name="ce1">
            <text:p>ÜbungBA, MA, Doktoranden/innen</text:p>
          </table:table-cell>
          <table:table-cell office:value-type="string" table:style-name="ce1">
            <text:p>QGIS - Einsteigerkurs</text:p>
          </table:table-cell>
          <table:table-cell office:value-type="string" table:style-name="ce1">
            <text:p>Software und Tools, Spatial Analysis, Online-Ressourcen, GIS, Datenmanagement, Digitale Datenauswertung, EDV, Digitale Vermessung</text:p>
          </table:table-cell>
          <table:table-cell office:value-type="string" table:style-name="ce1">
            <text:p>Offermann, Marti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 AM/EM</text:p>
          </table:table-cell>
          <table:table-cell office:value-type="string" table:style-name="ce1">
            <text:p>SeminarBA</text:p>
          </table:table-cell>
          <table:table-cell office:value-type="string" table:style-name="ce1">
            <text:p>Relational and Spatial databases</text:p>
          </table:table-cell>
          <table:table-cell office:value-type="string" table:style-name="ce1">
            <text:p>Software und Tools, Programmierung, Metadaten, Web-Kartierung, GIS, Datenbanken, Datenmanagement, Datenpräsentation, Digitale Datenauswertung, Digitale Dokumentation, Dig. Methoden &amp; Theorien, Digitale Ressourc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SM1; Digital and Computational Archaeology BM</text:p>
          </table:table-cell>
          <table:table-cell office:value-type="string" table:style-name="ce1">
            <text:p>SeminarBA, MA, Doktoranden/innen</text:p>
          </table:table-cell>
          <table:table-cell office:value-type="string" table:style-name="ce1">
            <text:p>Kernkompetenzen Archäoinformatik I</text:p>
          </table:table-cell>
          <table:table-cell office:value-type="string" table:style-name="ce1">
            <text:p>3D-Modellierung, Spatial Analysis, Visualisierung, Zeichnen, GIS, CAD, Digitale Dokumentation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AM, EM; Digital and Computational Archaeology im SM1</text:p>
          </table:table-cell>
          <table:table-cell office:value-type="string" table:style-name="ce1">
            <text:p>KolloquiumBA, MA, Doktoranden/innen</text:p>
          </table:table-cell>
          <table:table-cell office:value-type="string" table:style-name="ce1">
            <text:p>Colloquium in Digital Cultural Heritage</text:p>
          </table:table-cell>
          <table:table-cell office:value-type="string" table:style-name="ce1">
            <text:p>Dig. Methoden &amp; Theorien, Digital Humanities</text:p>
          </table:table-cell>
          <table:table-cell office:value-type="string" table:style-name="ce1">
            <text:p>Paliou, Eleftheria, Eide, Oyvind</text:p>
          </table:table-cell>
          <table:table-cell office:value-type="string" table:style-name="ce1">
            <text:p>Kolloquium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, AM oder EM; Digital and Computational Archaeology im SM2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3D recording and documentation of material culture</text:p>
          </table:table-cell>
          <table:table-cell office:value-type="string" table:style-name="ce1">
            <text:p>Archivierung, Photogrammetrie, Laserscanning, Bildbearbeitung, 3D Scan, Digitale Dokumentation, Fotografie, Digitalisierung, Digitale Vermessung, 3D</text:p>
          </table:table-cell>
          <table:table-cell office:value-type="string" table:style-name="ce1">
            <text:p>Paliou, Eleftheria, Hageneuer, Sebastia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1; Digital and Computational Archaeology im BM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Kernkompetenzen Archäoinformatik II</text:p>
          </table:table-cell>
          <table:table-cell office:value-type="string" table:style-name="ce1">
            <text:p>Datenkuratierung, R, Software und Tools, Statistik, Programmierung, Visualisierung, Datenbanken, Datenmanagement, Datenpräsentation, Digitale Datenauswertung, Digitale Dokumentation, Dig. Methoden &amp; Theorien</text:p>
          </table:table-cell>
          <table:table-cell office:value-type="string" table:style-name="ce1">
            <text:p>Paliou, Eleftheria, Hageneuer, Sebastia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1; Digital and Computational Archaeology im BM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Kernkompetenzen Archäoinformatik III</text:p>
          </table:table-cell>
          <table:table-cell office:value-type="string" table:style-name="ce1">
            <text:p>Software und Tools, Programmierung, Internet, Webtechnologien, Datenpräsentation, Digital Humanities</text:p>
          </table:table-cell>
          <table:table-cell office:value-type="string" table:style-name="ce1">
            <text:p>Pietsch, A.K.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Köln</text:p>
          </table:table-cell>
          <table:table-cell office:value-type="string" table:style-name="ce1">
            <text:p>Universität zu KölnArchäologisches Institut</text:p>
          </table:table-cell>
          <table:table-cell office:value-type="string" table:style-name="ce1">
            <text:p>Archäologie/Archäoinformatik im SM; Digital and Computational Archaeology im SM3</text:p>
          </table:table-cell>
          <table:table-cell office:value-type="string" table:style-name="ce1">
            <text:p>SeminarMA, Doktoranden/innen</text:p>
          </table:table-cell>
          <table:table-cell office:value-type="string" table:style-name="ce1">
            <text:p>Theorien und aktuellen Forschungen in der Archäoinformatik</text:p>
          </table:table-cell>
          <table:table-cell office:value-type="string" table:style-name="ce1">
            <text:p>3D-Modellierung, R, Software und Tools, Space Syntax, Spatial Analysis, GIS, 3D Scan, Digitale Datenauswertung, Dig. Methoden &amp; Theorien, Digital Humanities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- Ägyptologie</text:p>
          </table:table-cell>
          <table:table-cell office:value-type="string" table:style-name="ce1">
            <text:p>Ägyptologie/Altorientalistik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Die ägyptologische Studiensammlung in Mainz (mit Praktikum)</text:p>
          </table:table-cell>
          <table:table-cell office:value-type="string" table:style-name="ce1">
            <text:p>Software und Tools, Online-Ressourcen, Datenbanken, Bildbearbeitung, 3D Scan, Fotografie, Digitale Ressourcen</text:p>
          </table:table-cell>
          <table:table-cell office:value-type="string" table:style-name="ce1">
            <text:p>Dr. Monika Zöller-Engelhard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- Ägyptologie</text:p>
          </table:table-cell>
          <table:table-cell office:value-type="string" table:style-name="ce1">
            <text:p>Ägyptologie/Altorientalistik</text:p>
          </table:table-cell>
          <table:table-cell office:value-type="string" table:style-name="ce1">
            <text:p>PraktikumBA, MA</text:p>
          </table:table-cell>
          <table:table-cell office:value-type="string" table:style-name="ce1">
            <text:p>Die ägyptologische Studiensammlung in Mainz (mit verbindlichem Seminar)</text:p>
          </table:table-cell>
          <table:table-cell office:value-type="string" table:style-name="ce1">
            <text:p>Software und Tools, Online-Ressourcen, Datenbanken, Bildbearbeitung, 3D Scan, Fotografie, Digitale Ressourcen</text:p>
          </table:table-cell>
          <table:table-cell office:value-type="string" table:style-name="ce1">
            <text:p>Dr. Monika Zöller-Engelhardt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- Ägyptologie</text:p>
          </table:table-cell>
          <table:table-cell office:value-type="string" table:style-name="ce1">
            <text:p>Ägyptologie/Altorientalistik</text:p>
          </table:table-cell>
          <table:table-cell office:value-type="string" table:style-name="ce1">
            <text:p>SeminarBA, MA</text:p>
          </table:table-cell>
          <table:table-cell office:value-type="string" table:style-name="ce1">
            <text:p>Ägyptische "Kleinfunde" - Kategorien, Analysen und Potentiale (mit Teilnahme am Workshop "Excavating the Extraordinary 2" im Nov. 2022)</text:p>
          </table:table-cell>
          <table:table-cell office:value-type="string" table:style-name="ce1">
            <text:p>Online-Ressourcen, Datenbanken, Dig. Methoden &amp; Theorien, Digitale Ressourcen</text:p>
          </table:table-cell>
          <table:table-cell office:value-type="string" table:style-name="ce1">
            <text:p>Dr. Monika Zöller-Engelhard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/ Klassische Archäologie</text:p>
          </table:table-cell>
          <table:table-cell office:value-type="string" table:style-name="ce1">
            <text:p>Praktikum -  Angebot für Master/Bachelor Archäologie</text:p>
          </table:table-cell>
          <table:table-cell office:value-type="string" table:style-name="ce1">
            <text:p>PraktikumBA, MA, Doktoranden/innen</text:p>
          </table:table-cell>
          <table:table-cell office:value-type="string" table:style-name="ce1">
            <text:p>Kleinfunddokumentation und computergestützte Fotografie am Beispiel römischer Tonlampen</text:p>
          </table:table-cell>
          <table:table-cell office:value-type="string" table:style-name="ce1">
            <text:p>Archivierung, Software und Tools, Visualisierung, Zeichnen, Datenbanken, Datenmanagement, Datenpräsentation, Bildbearbeitung, Digitale Datenauswertung, Digitale Dokumentation, Fotografie, Digitalisierung, Digitale Ressourcen, Digitale Vermessung, 3D</text:p>
          </table:table-cell>
          <table:table-cell office:value-type="string" table:style-name="ce1">
            <text:p>Grawehr, Matthias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Institut für Altertumswissenschaften / Vor- und Frühgeschichtliche Archäologie</text:p>
          </table:table-cell>
          <table:table-cell office:value-type="string" table:style-name="ce1">
            <text:p>Seminar Angebot für Master/Bachelor Archäologie</text:p>
          </table:table-cell>
          <table:table-cell office:value-type="string" table:style-name="ce1">
            <text:p>SeminarBA, MA, Doktoranden/innen</text:p>
          </table:table-cell>
          <table:table-cell office:value-type="string" table:style-name="ce1">
            <text:p>Digging Data: Scientific Method and Data Analysis in Archaeology</text:p>
          </table:table-cell>
          <table:table-cell office:value-type="string" table:style-name="ce1">
            <text:p>Archivierung, Dig. Editieren, Software und Tools, Statistik, Online-Ressourcen, Visualisierung, Webtechnologien, Datenbanken, Datenmanagement, Datenpräsentation, Digitale Dokumentation, Digitale Ressourcen, Digitale Vermessung</text:p>
          </table:table-cell>
          <table:table-cell office:value-type="string" table:style-name="ce1">
            <text:p>Dogandzic, Tamara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rburg</text:p>
          </table:table-cell>
          <table:table-cell office:value-type="string" table:style-name="ce1">
            <text:p>Philipps Universität MarburgVorgeschichtliches Seminar</text:p>
          </table:table-cell>
          <table:table-cell office:value-type="string" table:style-name="ce1">
            <text:p>B.A. Archäologische Wissenschaften
M.A. Prähistorische Archäologie/Geoarchäologie</text:p>
          </table:table-cell>
          <table:table-cell office:value-type="string" table:style-name="ce1">
            <text:p>HauptseminarBA, MA</text:p>
          </table:table-cell>
          <table:table-cell office:value-type="string" table:style-name="ce1">
            <text:p>Archäologische Ausstellungsexponate aus dem 3-D-Drucker. Die museale Vermittlung archäologischer Forschungsergebnisse zur provinzialröm. Wohnarchitektur</text:p>
          </table:table-cell>
          <table:table-cell office:value-type="string" table:style-name="ce1">
            <text:p>3D-Modellierung, Software und Tools, Internet, Laserscanning, Visualisierung, Datenpräsentation, 3D Scan, Digitale Datenauswertung, Digitale Dokumentation, Dig. Methoden &amp; Theorien, Digitale Ressourcen, 3D</text:p>
          </table:table-cell>
          <table:table-cell office:value-type="string" table:style-name="ce1">
            <text:p>Teichner, Prof. Dr. Felix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arburg</text:p>
          </table:table-cell>
          <table:table-cell office:value-type="string" table:style-name="ce1">
            <text:p>Philipps Universität MarburgVorgeschichtliches Seminar</text:p>
          </table:table-cell>
          <table:table-cell office:value-type="string" table:style-name="ce1">
            <text:p>B.A. Archäologische Wissenschaften
M.A. Prähistorische Archäologie/Geoarchäologie</text:p>
          </table:table-cell>
          <table:table-cell office:value-type="string" table:style-name="ce1">
            <text:p>TutoriumBA, MA</text:p>
          </table:table-cell>
          <table:table-cell office:value-type="string" table:style-name="ce1">
            <text:p>Geographische Informationssysteme (GIS) für Archäologen und Historiker</text:p>
          </table:table-cell>
          <table:table-cell office:value-type="string" table:style-name="ce1">
            <text:p>Software und Tools, Internet, Visualisierung, GIS, Geophysik, Datenbanken, Datenpräsentation, Digitale Datenauswertung, Digitale Dokumentation, Dig. Methoden &amp; Theorien, Digitale Ressourcen, Digitale Vermessung</text:p>
          </table:table-cell>
          <table:table-cell office:value-type="string" table:style-name="ce1">
            <text:p>Del Carmen Escobar, Maria</text:p>
          </table:table-cell>
          <table:table-cell office:value-type="string" table:style-name="ce1">
            <text:p>Tutori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Historisches Seminar - Abteilung für Ur- und Frühgeschichtliche Archäologie</text:p>
          </table:table-cell>
          <table:table-cell office:value-type="string" table:style-name="ce1">
            <text:p>MA Modul 2</text:p>
          </table:table-cell>
          <table:table-cell office:value-type="string" table:style-name="ce1">
            <text:p>SeminarMA</text:p>
          </table:table-cell>
          <table:table-cell office:value-type="string" table:style-name="ce1">
            <text:p>Geographische Informationssysteme (GIS) in der Archäologie</text:p>
          </table:table-cell>
          <table:table-cell office:value-type="string" table:style-name="ce1">
            <text:p>Software und Tools, Spatial Analysis, Online-Ressourcen, Internet, Metadaten, GIS, Datenmanagement, Digitale Datenauswertung, Digitalisierung, Digital Humanities, Digitale Ressourcen</text:p>
          </table:table-cell>
          <table:table-cell office:value-type="string" table:style-name="ce1">
            <text:p>Dr. Claudia Tapper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Saarbrücken</text:p>
          </table:table-cell>
          <table:table-cell office:value-type="string" table:style-name="ce1">
            <text:p>Fakultät P - AltertumswissenschaftenProfessur für Vor- und Frühgeschichte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GIS 2: Analyse-Tools und forschungsbezogene Anwendungen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Hannes Buchman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Saarbrücken</text:p>
          </table:table-cell>
          <table:table-cell office:value-type="string" table:style-name="ce1">
            <text:p>Fakultät P - AltertumswissenschaftenProfessur für Vor- und Frühgeschichtliche Archäologie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Einführung in QGIS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Lucas Latze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Saarbrücken</text:p>
          </table:table-cell>
          <table:table-cell office:value-type="string" table:style-name="ce1">
            <text:p>Universität des SaarlandesVor- und Frühgeschichte</text:p>
          </table:table-cell>
          <table:table-cell office:value-type="string" table:style-name="ce1">
            <text:p>BA/MA Altertumswissenschaften, BA VFG, BA Historisch orientierte Kulturwissenschaften</text:p>
          </table:table-cell>
          <table:table-cell office:value-type="string" table:style-name="ce1">
            <text:p>ÜbungBA, MA, Sonstige</text:p>
          </table:table-cell>
          <table:table-cell office:value-type="string" table:style-name="ce1">
            <text:p>Entwicklung einer archäologischen Datenbank</text:p>
          </table:table-cell>
          <table:table-cell office:value-type="string" table:style-name="ce1">
            <text:p>Archivierung, Software und Tools, Datenbanken, Datenmanagement, Datenpräsentation, Digitale Datenauswertung, Digitale Dokumentation, EDV</text:p>
          </table:table-cell>
          <table:table-cell office:value-type="string" table:style-name="ce1">
            <text:p>Fürst, Sebastia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Institut für Altorientalistik und Vorderasiatische Archäologie</text:p>
          </table:table-cell>
          <table:table-cell office:value-type="string" table:style-name="ce1">
            <text:p>Altorientalistik, Vorderasiatische Archäologie, Alte Welt / 04-VA-DPB-222-m01, 04-VA-DPC-222-m01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Altes Sehen. Visualisierungspraktiken in der Archäologie</text:p>
          </table:table-cell>
          <table:table-cell office:value-type="string" table:style-name="ce1">
            <text:p>3D-Modellierung, Photogrammetrie, Laserscanning, Visualisierung, Bildbearbeitung, 3D Scan, Fotografie, 3D</text:p>
          </table:table-cell>
          <table:table-cell office:value-type="string" table:style-name="ce1">
            <text:p>Döpper, Stephan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  <table:table-row table:style-name="ro1"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Institut für Altorientalistik und Vorderasiatische Archäologie</text:p>
          </table:table-cell>
          <table:table-cell office:value-type="string" table:style-name="ce1">
            <text:p>Altorientalistik, Vorderasiatische Archäologie, Alte Welt / 04-VA-GDP-222-m01</text:p>
          </table:table-cell>
          <table:table-cell office:value-type="string" table:style-name="ce1">
            <text:p>ÜbungBA</text:p>
          </table:table-cell>
          <table:table-cell office:value-type="string" table:style-name="ce1">
            <text:p>Grundlagen digitaler Praxis in den Altertumswissenschaften</text:p>
          </table:table-cell>
          <table:table-cell office:value-type="string" table:style-name="ce1">
            <text:p>Digitale Datenauswertung, Digitale Dokumentation, Dig. Methoden &amp; Theorien, Digitale Ressourcen</text:p>
          </table:table-cell>
          <table:table-cell office:value-type="string" table:style-name="ce1">
            <text:p>Döpper, Stephan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2/2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